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ali, Jueves 15 de Marzo del 2001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rigido a:</text:p>
      <text:p text:style-name="Standard"/>
      <text:p text:style-name="Standard">Laura Posso</text:p>
      <text:p text:style-name="Standard">Jefe directa</text:p>
      <text:p text:style-name="Standard">Mi Comunidad es Escuela</text:p>
      <text:p text:style-name="Standard"/>
      <text:p text:style-name="Standard"/>
      <text:p text:style-name="Standard"/>
      <text:p text:style-name="Standard"/>
      <text:p text:style-name="P2">La presente es para informarle que MARIA ISABEL BENAVIDES MONTOYA identificada con la cédula 1.112.472754 de Jamundí, perteneciente al grupo de formadores se ausentará del proyecto los días 20,21,22 y 23 de Marzo por motivo de viaje. Dejará a su equipo informado al respecto y con todas sus responsabilidades al día.</text:p>
      <text:p text:style-name="P2"/>
      <text:p text:style-name="P2">Agradecemos su comprensión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tentamente.</text:p>
      <text:p text:style-name="P2">Maria Isabel Benavides Montoya</text:p>
      <text:p text:style-name="P2">3178677880</text:p>
      <text:p text:style-name="P2">mariaisabelbenavidesmontoya@gmail.com</text:p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ntina Gomez</meta:initial-creator>
    <meta:creation-date>2018-03-14T21:22:55</meta:creation-date>
    <meta:document-statistic meta:table-count="0" meta:image-count="0" meta:object-count="0" meta:page-count="1" meta:paragraph-count="11" meta:word-count="78" meta:character-count="524"/>
    <dc:date>2018-03-14T21:51:10</dc:date>
    <dc:creator>Valentina Gomez</dc:creator>
    <meta:editing-duration>PT4M57S</meta:editing-duration>
    <meta:editing-cycles>1</meta:editing-cycles>
    <meta:generator>OpenOffice/4.1.1$Unix OpenOffice.org_project/411m6$Build-9775</meta:generator>
  </office:meta>
</office:document-meta>
</file>